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style:font-name="Liberation Serif" style:font-name-asian="Segoe UI" style:font-name-complex="Tahoma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watts</text:p>
          </table:table-cell>
          <table:table-cell office:value-type="string" calcext:value-type="string">
            <text:p>ohms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r/p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¼</text:p>
          </table:table-cell>
          <table:table-cell office:value-type="string" calcext:value-type="string">
            <text:p>8.45k</text:p>
          </table:table-cell>
          <table:table-cell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¼</text:p>
          </table:table-cell>
          <table:table-cell office:value-type="string" calcext:value-type="string">
            <text:p>102k</text:p>
          </table:table-cell>
          <table:table-cell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¼</text:p>
          </table:table-cell>
          <table:table-cell office:value-type="string" calcext:value-type="string">
            <text:p>7.15k</text:p>
          </table:table-cell>
          <table:table-cell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¼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¼</text:p>
          </table:table-cell>
          <table:table-cell office:value-type="string" calcext:value-type="string">
            <text:p>12.1k</text:p>
          </table:table-cell>
          <table:table-cell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¼</text:p>
          </table:table-cell>
          <table:table-cell office:value-type="string" calcext:value-type="string">
            <text:p>17.4k</text:p>
          </table:table-cell>
          <table:table-cell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¼</text:p>
          </table:table-cell>
          <table:table-cell office:value-type="string" calcext:value-type="string">
            <text:p>28k</text:p>
          </table:table-cell>
          <table:table-cell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¼</text:p>
          </table:table-cell>
          <table:table-cell office:value-type="string" calcext:value-type="string">
            <text:p>4.12k</text:p>
          </table:table-cell>
          <table:table-cell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¼</text:p>
          </table:table-cell>
          <table:table-cell office:value-type="string" calcext:value-type="string">
            <text:p>1.62k</text:p>
          </table:table-cell>
          <table:table-cell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¼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¼</text:p>
          </table:table-cell>
          <table:table-cell office:value-type="string" calcext:value-type="string">
            <text:p>5.1k</text:p>
          </table:table-cell>
          <table:table-cell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½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½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½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½</text:p>
          </table:table-cell>
          <table:table-cell office:value-type="string" calcext:value-type="string">
            <text:p>50k</text:p>
          </table:table-cell>
          <table:table-cell/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LIN LDO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have this too</text:p>
          </table:table-cell>
        </table:table-row>
        <table:table-row table:style-name="ro1">
          <table:table-cell table:style-name="ce1" office:value-type="string" calcext:value-type="string">
            <text:p>½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¼</text:p>
          </table:table-cell>
          <table:table-cell office:value-type="string" calcext:value-type="string">
            <text:p>1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¼</text:p>
          </table:table-cell>
          <table:table-cell office:value-type="string" calcext:value-type="string">
            <text:p>47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7"/>
          <table:table-cell table:style-name="ce2" office:value-type="string" calcext:value-type="string">
            <text:p><text:a xlink:href="https://www.ebay.com/itm/365927609003?_skw=1%2F4+watt+resistor+kit&amp;itmmeta=01KBT9X88KBTDFM3QJGYZ2QE3W&amp;hash=item5532fc32ab:g:dzoAAeSwPQ1o8fsn&amp;itmprp=enc%3AAQAKAAAA8FkggFvd1GGDu0w3yXCmi1d62nH2vfW8Bk%2FuGzVtkMLFmItm6uokvmqEflrSrr49ZhQyjMl6toA5csgET0JEeHRtoV%2BsxXYEL8MkPu8FgM2EO%2B6a96m8OkeaOtDLMfw3PeSZk9FpRARJxm46vW%2F1RFiUsvWfJwRg3VOtjaQHSEqhS5M%2BoOZ7fkS6QKQm778%2FDs2qpT7Mk9pTFa8zZIVjn2JrwO7DwlDBmwNa0ahKMYsBvSlI%2F0rv6VNJEALD4sX6XjNaIXiAJYh4tqahSoUya4kpKKFJ2hS%2Bqh%2BpuolhBkDnE0v%2Bepmj2OdtxF%2FzcC1hHg%3D%3D%7Ctkp%3ABFBMuIT1yd5m" xlink:type="simple">1000 PCS Resistor Kit 1/4 W +-1% Premium Metal Film Resistors Assortment Kit, 25 | eBay</text:a> 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7"/>
          <table:table-cell table:style-name="ce2" office:value-type="string" calcext:value-type="string">
            <text:p><text:a xlink:href="https://www.ebay.com/itm/296994017994?_skw=1%2F2+watt+resistors&amp;itmmeta=01KBTCN5Q9DDWEK5QWVYQSR30G&amp;hash=item45263912ca:g:83AAAeSwrplnpneT&amp;itmprp=enc%3AAQAKAAAA8FkggFvd1GGDu0w3yXCmi1fa3xNa0jRzImj%2BXm0cybM6BzkpRMbVr4HXH7xSrOkA8Q4LLeh5Uwn0D4RTVZIucvkA9Nrqqdls9R34qZDC8UR0X8NgA7jJK%2FuRvGZgI8Gg96D5Lb5dF%2F8xa6MSqeMvscJsuXHMQTRWQLsdtjwzfX3cv%2F5n8kFB0Qt0il%2BXMkzH1zLkgwuvbY24NNKaB3jl5i%2FEQm61kKmnQYkw8vpLmofmaZMMOC7mjZZ8La4WNpxHnTkbmq36%2FfzMFuPbhq3%2F0hWnl3P3jZ1Ne3p1Mk5W%2F5sZJP%2Bxug6a6to7CmeN4OAXvA%3D%3D%7Ctkp%3ABk9SR-rb1MzeZg" xlink:type="simple">Resistors - 1/2 w (0.5 watt) - 10K ohm - 1% Tolerance - Metal Film - New | eBay</text:a> 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7"/>
          <table:table-cell table:style-name="ce2" office:value-type="string" calcext:value-type="string">
            <text:p><text:a xlink:href="https://www.ebay.com/itm/275276623909?_skw=1%2F2+watt+resistors+kit&amp;itmmeta=01KBTCQ2DFDSZWHY3JK8K09AKD&amp;hash=item4017c3f025:g:eZ4AAOSw7kFiXS17&amp;itmprp=enc%3AAQAKAAAA8FkggFvd1GGDu0w3yXCmi1dk8Lc3rnVmYGC%2Br7lPpjSnpIHKem98SGTk1P597KNuVJFeWCkL1tu5ghKs4SWGT7HBiikQPSDV%2FgseYNnHtiR6zq%2FUVrkns08VlJYEs%2BnlGWr%2F8DuQKGe7aJOpw4ieQJYOqg9RGkmOyS%2B03OeLOwu0JXLb8zInmSq0WJQG6MpfAlCkCuRhk0vpdp%2BEVu8hmKOOZpRh0Q5C3DKui40--Qjk6QmXPdrL9h5aig3lnv%2FS%2FdMdCxNDAdk%2FGuaY2dZlt1eyE%2FmU4FDhGG8yqy9ufy3C%2Fxhe6b%2FU5C%2B9dlD%2BuAQW8w%3D%3D%7Ctkp%3ABFBM9qbczN5m" xlink:type="simple">300Pcs 30 Values 5% 1/2W Resistor Kit 1 Ohm-1M Ohm Carbon Film Resistors Kit | eBay</text:a> 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volts</text:p>
          </table:table-cell>
          <table:table-cell office:value-type="string" calcext:value-type="string">
            <text:p>farads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qty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000PF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100UF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47UF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1UF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10UF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FIL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2">
          <table:table-cell table:number-columns-repeated="8"/>
          <table:table-cell table:style-name="ce4" office:value-type="string" calcext:value-type="string">
            <text:p><text:a xlink:href="https://www.ebay.com/itm/297685361540?_skw=ceramic+capacitor+kit&amp;itmmeta=01KBTBYWPCZKX4GSG2V17MH70Q&amp;hash=item454f6e2384:g:As4AAOSwZP5mUUzD&amp;itmprp=enc%3AAQAKAAAA8FkggFvd1GGDu0w3yXCmi1c%2Bas%2FwYxriOsVMVha%2Fknuk2f1TswH86VeTk59fe43nYicnedKJoiogCOMGPFEMHEslfw7Cng3mJXm5%2FJmqhq%2FlsDzIXEdLBTEZUKPVF%2BJlhAGDAq%2F1RoRTCQadTUuh5D32ayfJWszQU3bWMlz0ttZ0RFBt%2F%2Bs7FDbCxt5ed%2BO%2BkcCqmVoqOOZ1LgIuMEz8e6XVRhvK644w4nOj4nfwxwgcdiFBSkt85P0nFc9rf9BrgPbfU9tZSQg8I8%2Bds7CQYZvFC2FiHAnebjr0yfyuJ0tzxoObEuy5wvkR9xO5P7X70Q%3D%3D%7Ctkp%3ABFBMrMv7y95m" xlink:type="simple">960Pcs/Lot X 2PF-0.1UF 50V 24Value*40Pcs Ceramic Capacitor Assortment Kit US | eBay</text:a> 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I have an electrolictic k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6T11:04:45.235043800</meta:creation-date>
    <dc:date>2025-12-06T11:54:47.377876000</dc:date>
    <meta:editing-duration>PT9M26S</meta:editing-duration>
    <meta:editing-cycles>2</meta:editing-cycles>
    <meta:generator>LibreOffice/25.8.3.2$Windows_X86_64 LibreOffice_project/8ca8d55c161d602844f5428fa4b58097424e324e</meta:generator>
    <meta:document-statistic meta:table-count="2" meta:cell-count="101" meta:object-count="0"/>
  </office:meta>
</office:document-meta>
</file>